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5ab6c" officeooo:paragraph-rsid="003e0d77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fo:language="fr" fo:country="FR" officeooo:paragraph-rsid="000eafc6"/>
    </style:style>
    <style:style style:name="P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cedca" officeooo:paragraph-rsid="001cedca"/>
    </style:style>
    <style:style style:name="P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1fa3ab" officeooo:paragraph-rsid="001fa3ab"/>
    </style:style>
    <style:style style:name="P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officeooo:rsid="002536de" officeooo:paragraph-rsid="002536de"/>
    </style:style>
    <style:style style:name="P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a338e" officeooo:paragraph-rsid="002a338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2dcc42" officeooo:paragraph-rsid="002dcc4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01e8c" officeooo:paragraph-rsid="00301e8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32601" officeooo:paragraph-rsid="0033260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6f729" officeooo:paragraph-rsid="0036f72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b15b1" officeooo:paragraph-rsid="003b15b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378" officeooo:paragraph-rsid="003d237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3d2563" officeooo:paragraph-rsid="003d256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28fc" officeooo:paragraph-rsid="004128f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1cb1d" officeooo:paragraph-rsid="0041cb1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28e62" officeooo:paragraph-rsid="00428e6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46576" officeooo:paragraph-rsid="0044657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46a463" officeooo:paragraph-rsid="0046a46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00753" officeooo:paragraph-rsid="0050075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3184e" officeooo:paragraph-rsid="0053184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fo:language="fr" fo:country="FR" officeooo:rsid="001db35a" officeooo:paragraph-rsid="001db35a"/>
    </style:style>
    <style:style style:name="P22" style:family="paragraph" style:parent-style-name="Standard">
      <style:paragraph-properties fo:text-align="justify" style:justify-single-word="false"/>
      <style:text-properties style:use-window-font-color="true" fo:language="fr" fo:country="FR" officeooo:rsid="001f8a2b" officeooo:paragraph-rsid="001f8a2b"/>
    </style:style>
    <style:style style:name="P2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2420e" officeooo:paragraph-rsid="0022420e"/>
    </style:style>
    <style:style style:name="P2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3e1a7" officeooo:paragraph-rsid="0023e1a7"/>
    </style:style>
    <style:style style:name="P2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officeooo:rsid="0027a711" officeooo:paragraph-rsid="0027a711"/>
    </style:style>
    <style:style style:name="P2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a338e" officeooo:paragraph-rsid="002a338e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b26ba" officeooo:paragraph-rsid="002b26ba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2dcc42" officeooo:paragraph-rsid="002dcc42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1e8c" officeooo:paragraph-rsid="00301e8c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08c2c" officeooo:paragraph-rsid="00308c2c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32601" officeooo:paragraph-rsid="0033260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6f729" officeooo:paragraph-rsid="0036f729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a6f80" officeooo:paragraph-rsid="003a6f80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b15b1" officeooo:paragraph-rsid="003b15b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378" officeooo:paragraph-rsid="003d2378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d2563" officeooo:paragraph-rsid="003d2563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fo:language="fr" fo:country="FR" style:text-underline-style="none" fo:font-weight="normal" officeooo:rsid="003e0639" officeooo:paragraph-rsid="003e063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e0d77" officeooo:paragraph-rsid="003e0d77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28fc" officeooo:paragraph-rsid="004128fc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4fcc" officeooo:paragraph-rsid="00414fc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cb1d" officeooo:paragraph-rsid="0041cb1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1d4f8" officeooo:paragraph-rsid="0041d4f8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28e62" officeooo:paragraph-rsid="00428e62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46576" officeooo:paragraph-rsid="00446576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56c8f" officeooo:paragraph-rsid="00456c8f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6a463" officeooo:paragraph-rsid="0046a463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a0514" officeooo:paragraph-rsid="004a0514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b8438" officeooo:paragraph-rsid="004b8438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4f0f2c" officeooo:paragraph-rsid="004f0f2c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1ea0d" officeooo:paragraph-rsid="0051ea0d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25667" officeooo:paragraph-rsid="00525667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3184e" officeooo:paragraph-rsid="0053184e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3204e" officeooo:paragraph-rsid="0053204e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59bfb" officeooo:paragraph-rsid="00559bfb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67d36" officeooo:paragraph-rsid="00567d36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language="fr" fo:country="FR" officeooo:rsid="00052812" officeooo:paragraph-rsid="00052812"/>
    </style:style>
    <style:style style:name="P58" style:family="paragraph" style:parent-style-name="Standard">
      <style:paragraph-properties fo:text-align="justify" style:justify-single-word="false"/>
      <style:text-properties fo:language="fr" fo:country="FR" officeooo:rsid="00052812" officeooo:paragraph-rsid="00052812"/>
    </style:style>
    <style:style style:name="P59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52812" officeooo:paragraph-rsid="00052812"/>
    </style:style>
    <style:style style:name="P60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7429a" officeooo:paragraph-rsid="0007429a"/>
    </style:style>
    <style:style style:name="P61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25e1" officeooo:paragraph-rsid="000b25e1"/>
    </style:style>
    <style:style style:name="P62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dff06" officeooo:paragraph-rsid="000dff06"/>
    </style:style>
    <style:style style:name="P63" style:family="paragraph" style:parent-style-name="Standard">
      <style:paragraph-properties fo:text-align="justify" style:justify-single-word="false"/>
      <style:text-properties fo:language="fr" fo:country="FR" officeooo:rsid="0005a364" officeooo:paragraph-rsid="0005a364"/>
    </style:style>
    <style:style style:name="P64" style:family="paragraph" style:parent-style-name="Standard">
      <style:paragraph-properties fo:text-align="justify" style:justify-single-word="false"/>
      <style:text-properties fo:language="fr" fo:country="FR" officeooo:rsid="00089d00" officeooo:paragraph-rsid="00089d00"/>
    </style:style>
    <style:style style:name="P65" style:family="paragraph" style:parent-style-name="Standard">
      <style:paragraph-properties fo:text-align="justify" style:justify-single-word="false"/>
      <style:text-properties fo:language="fr" fo:country="FR" officeooo:rsid="0007429a" officeooo:paragraph-rsid="0007429a"/>
    </style:style>
    <style:style style:name="P66" style:family="paragraph" style:parent-style-name="Standard">
      <style:paragraph-properties fo:text-align="justify" style:justify-single-word="false"/>
      <style:text-properties fo:language="fr" fo:country="FR" officeooo:rsid="00099d4b" officeooo:paragraph-rsid="00099d4b"/>
    </style:style>
    <style:style style:name="P67" style:family="paragraph" style:parent-style-name="Standard">
      <style:paragraph-properties fo:text-align="justify" style:justify-single-word="false"/>
      <style:text-properties fo:language="fr" fo:country="FR" officeooo:rsid="000b25e1" officeooo:paragraph-rsid="000b25e1"/>
    </style:style>
    <style:style style:name="P68" style:family="paragraph" style:parent-style-name="Standard">
      <style:paragraph-properties fo:text-align="justify" style:justify-single-word="false"/>
      <style:text-properties fo:language="fr" fo:country="FR" officeooo:rsid="000c5771" officeooo:paragraph-rsid="000c5771"/>
    </style:style>
    <style:style style:name="P69" style:family="paragraph" style:parent-style-name="Standard">
      <style:paragraph-properties fo:text-align="justify" style:justify-single-word="false"/>
      <style:text-properties fo:language="fr" fo:country="FR" officeooo:rsid="000dff06" officeooo:paragraph-rsid="000dff06"/>
    </style:style>
    <style:style style:name="P70" style:family="paragraph" style:parent-style-name="Standard">
      <style:paragraph-properties fo:text-align="justify" style:justify-single-word="false"/>
      <style:text-properties fo:language="fr" fo:country="FR" officeooo:paragraph-rsid="00308c2c"/>
    </style:style>
    <style:style style:name="P71" style:family="paragraph" style:parent-style-name="Standard">
      <style:paragraph-properties fo:text-align="justify" style:justify-single-word="false"/>
      <style:text-properties fo:color="#000000" fo:language="fr" fo:country="FR" officeooo:rsid="0018e2c2" officeooo:paragraph-rsid="0018e2c2"/>
    </style:style>
    <style:style style:name="P72" style:family="paragraph" style:parent-style-name="Standard">
      <style:paragraph-properties fo:text-align="justify" style:justify-single-word="false"/>
      <style:text-properties fo:color="#000000" fo:language="fr" fo:country="FR" officeooo:rsid="001a4fac" officeooo:paragraph-rsid="001b711e"/>
    </style:style>
    <style:style style:name="P73" style:family="paragraph" style:parent-style-name="Standard">
      <style:paragraph-properties fo:text-align="justify" style:justify-single-word="false"/>
      <style:text-properties fo:color="#000000" fo:language="fr" fo:country="FR" officeooo:rsid="001b711e" officeooo:paragraph-rsid="001b711e"/>
    </style:style>
    <style:style style:name="P74" style:family="paragraph" style:parent-style-name="Standard">
      <style:paragraph-properties fo:text-align="justify" style:justify-single-word="false"/>
      <style:text-properties fo:color="#000000" fo:language="fr" fo:country="FR" officeooo:rsid="001ca558" officeooo:paragraph-rsid="001ca558"/>
    </style:style>
    <style:style style:name="P75" style:family="paragraph" style:parent-style-name="Standard">
      <style:paragraph-properties fo:text-align="center" style:justify-single-word="false"/>
      <style:text-properties fo:color="#c9211e" fo:font-size="14pt" fo:language="fr" fo:country="FR" fo:font-style="italic" style:text-underline-style="solid" style:text-underline-width="auto" style:text-underline-color="font-color" fo:font-weight="bold" officeooo:rsid="00052812" officeooo:paragraph-rsid="00052812" style:font-size-asian="14pt" style:font-style-asian="italic" style:font-weight-asian="bold" style:font-size-complex="14pt" style:font-style-complex="italic" style:font-weight-complex="bold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language="fr" fo:country="FR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language="fr" fo:country="FR" officeooo:rsid="003101e1" officeooo:paragraph-rsid="003101e1" style:font-size-asian="12pt" style:font-size-complex="12pt"/>
    </style:style>
    <style:style style:name="P7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language="fr" fo:country="FR"/>
    </style:style>
    <style:style style:name="P79" style:family="paragraph" style:parent-style-name="Preformatted_20_Text">
      <style:paragraph-properties fo:text-align="start" style:justify-single-word="false"/>
      <style:text-properties style:use-window-font-color="true" fo:language="fr" fo:country="FR" style:text-underline-style="none" fo:font-weight="normal" officeooo:rsid="0035ab6c" officeooo:paragraph-rsid="003e0d77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3184e" officeooo:paragraph-rsid="0053184e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6aeee" officeooo:paragraph-rsid="0056aeee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89cdf" officeooo:paragraph-rsid="00589cdf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8d9c7" officeooo:paragraph-rsid="0058d9c7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none" fo:font-weight="normal" officeooo:rsid="005a4a57" officeooo:paragraph-rsid="005a4a57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use-window-font-color="true" fo:language="fr" fo:country="FR" style:text-underline-style="solid" style:text-underline-width="auto" style:text-underline-color="font-color" fo:font-weight="normal" officeooo:rsid="0056aeee" officeooo:paragraph-rsid="0056aeee" style:font-weight-asian="normal" style:font-weight-complex="normal"/>
    </style:style>
    <style:style style:name="T1" style:family="text">
      <style:text-properties officeooo:rsid="001b711e"/>
    </style:style>
    <style:style style:name="T2" style:family="text">
      <style:text-properties officeooo:rsid="002b4bc2"/>
    </style:style>
    <style:style style:name="T3" style:family="text">
      <style:text-properties officeooo:rsid="00301e8c"/>
    </style:style>
    <style:style style:name="T4" style:family="text">
      <style:text-properties fo:color="#800080"/>
    </style:style>
    <style:style style:name="T5" style:family="text">
      <style:text-properties fo:color="#c0c0c0"/>
    </style:style>
    <style:style style:name="T6" style:family="text">
      <style:text-properties fo:color="#800000"/>
    </style:style>
    <style:style style:name="T7" style:family="text">
      <style:text-properties fo:font-style="italic"/>
    </style:style>
    <style:style style:name="T8" style:family="text">
      <style:text-properties fo:color="#0055af" fo:font-style="italic"/>
    </style:style>
    <style:style style:name="T9" style:family="text">
      <style:text-properties fo:color="#008000"/>
    </style:style>
    <style:style style:name="T10" style:family="text">
      <style:text-properties fo:color="#808000"/>
    </style:style>
    <style:style style:name="T11" style:family="text">
      <style:text-properties fo:color="#2985c7" fo:font-style="italic"/>
    </style:style>
    <style:style style:name="T12" style:family="text">
      <style:text-properties officeooo:rsid="00325fe9"/>
    </style:style>
    <style:style style:name="T13" style:family="text">
      <style:text-properties officeooo:rsid="00428e62"/>
    </style:style>
    <style:style style:name="T14" style:family="text">
      <style:text-properties fo:language="fr" fo:country="FR"/>
    </style:style>
    <style:style style:name="T15" style:family="text">
      <style:text-properties fo:language="fr" fo:country="FR" officeooo:rsid="003e0d77"/>
    </style:style>
    <style:style style:name="T16" style:family="text">
      <style:text-properties officeooo:rsid="00447fb4"/>
    </style:style>
    <style:style style:name="T17" style:family="text">
      <style:text-properties officeooo:rsid="0046548d"/>
    </style:style>
    <style:style style:name="T18" style:family="text">
      <style:text-properties officeooo:rsid="0053204e"/>
    </style:style>
    <style:style style:name="T19" style:family="text">
      <style:text-properties officeooo:rsid="0058d9c7"/>
    </style:style>
    <style:style style:name="T20" style:family="text">
      <style:text-properties fo:color="#00a933"/>
    </style:style>
    <style:style style:name="T2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Journal de projet</text:p>
      <text:p text:style-name="P57"/>
      <text:p text:style-name="P59">Lundi 01 février :</text:p>
      <text:p text:style-name="P58">Modification des prototypes de l’IHM</text:p>
      <text:p text:style-name="P58">Modification du dossier d’analyse</text:p>
      <text:p text:style-name="P58"/>
      <text:p text:style-name="P59">Mardi 02 février :</text:p>
      <text:p text:style-name="P58">Finalisation des prototypes IHM</text:p>
      <text:p text:style-name="P63">Modification diagramme de Gantt prévisionnel</text:p>
      <text:p text:style-name="P58">Recherches BDD SQLite</text:p>
      <text:p text:style-name="P58"/>
      <text:p text:style-name="P60">Mercredi 03 février :</text:p>
      <text:p text:style-name="P64">Ajout de maquettes</text:p>
      <text:p text:style-name="P65">Modification des maquettes dans le dossier d’analyse</text:p>
      <text:p text:style-name="P66">Début de BDD générale</text:p>
      <text:p text:style-name="P65"/>
      <text:p text:style-name="P61">Jeudi 04 février :</text:p>
      <text:p text:style-name="P67">Installation «Android studio» et «Xampp» sur pc portable</text:p>
      <text:p text:style-name="P68">Modification du dossier après correction du prof</text:p>
      <text:p text:style-name="P67"/>
      <text:p text:style-name="P62">Vendredi 05 février :</text:p>
      <text:p text:style-name="P69">Installation «GitHub Desktop» sur pc portable</text:p>
      <text:p text:style-name="P71">Réalisation BDD ordi et embarquée</text:p>
      <text:p text:style-name="P72">M<text:span text:style-name="T1">odification diagramme de cas d’utilisation</text:span></text:p>
      <text:p text:style-name="P73">Modification diagramme de séquence «Réaliser une ronde»</text:p>
      <text:p text:style-name="P74">Modification dossier d’analyse</text:p>
      <text:p text:style-name="P2"/>
      <text:p text:style-name="P3">Lundi 08 février :</text:p>
      <text:p text:style-name="P21">Finalisation diagramme de séquence «Réaliser une ronde»</text:p>
      <text:p text:style-name="P22">Diagramme d’état sur le déroulement de la ronde</text:p>
      <text:p text:style-name="P22"/>
      <text:p text:style-name="P4">Mardi 09 février :</text:p>
      <text:p text:style-name="P23">Mise à jour du diagramme de Gantt commun</text:p>
      <text:p text:style-name="P24">Recherches qml et C++</text:p>
      <text:p text:style-name="P24"/>
      <text:p text:style-name="P5">Mercredi 10 février :</text:p>
      <text:p text:style-name="P25">Finalisation du dossier</text:p>
      <text:p text:style-name="P25"/>
      <text:p text:style-name="P6">Vendredi 12 février :</text:p>
      <text:p text:style-name="P26">Finalisation du dossier partie analyse</text:p>
      <text:p text:style-name="P27">Test IHM (Scroll, <text:span text:style-name="T2">Swipe, Stack, Empty</text:span>) <text:span text:style-name="T2">⇒ choix application Empty</text:span></text:p>
      <text:p text:style-name="P27"/>
      <text:p text:style-name="P7">Lundi 15 février :</text:p>
      <text:p text:style-name="P28">Réalisation <text:span text:style-name="T3">test </text:span>IHM et interaction entre C++ et QML</text:p>
      <text:p text:style-name="P28"/>
      <text:p text:style-name="P8">Mercredi 17 février :</text:p>
      <text:p text:style-name="P29">Réalisation test IHM (changer la couleur du pointeau sur appuie du bouton «Anomalie»)</text:p>
      <text:p text:style-name="P30">Incrémenter liste pointeaux :</text:p>
      <text:p text:style-name="P70"><text:span text:style-name="T4">Button</text:span><text:span text:style-name="T5"> </text:span>{</text:p>
      <text:p text:style-name="P76"><text:span text:style-name="T5"><text:s text:c="8"/></text:span><text:span text:style-name="T6">id</text:span>:<text:span text:style-name="T5"> </text:span><text:span text:style-name="T7">buttonAnomalie</text:span></text:p>
      <text:p text:style-name="P76"><text:span text:style-name="T5"><text:s text:c="8"/></text:span><text:span text:style-name="T6">x</text:span>:<text:span text:style-name="T5"> </text:span>215</text:p>
      <text:p text:style-name="P76"><text:span text:style-name="T5"><text:s text:c="8"/></text:span><text:span text:style-name="T6">y</text:span>:<text:span text:style-name="T5"> </text:span>126</text:p>
      <text:p text:style-name="P76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76"><text:soft-page-break/><text:span text:style-name="T5"><text:s text:c="8"/></text:span><text:span text:style-name="T6">onClicked</text:span>:<text:span text:style-name="T5"> </text:span><text:span text:style-name="T7">listePointeaux</text:span>.incrementCurrentIndex()</text:p>
      <text:p text:style-name="P76"><text:span text:style-name="T5"><text:s text:c="4"/></text:span>}</text:p>
      <text:p text:style-name="P77">Changer la couleur du pointeau courant en rouge :</text:p>
      <text:p text:style-name="P77"><text:span text:style-name="T4">Button</text:span><text:span text:style-name="T5"> </text:span>{</text:p>
      <text:p text:style-name="P76"><text:span text:style-name="T5"><text:s text:c="8"/></text:span><text:span text:style-name="T6">id</text:span>:<text:span text:style-name="T5"> </text:span><text:span text:style-name="T7">buttonAnomalie</text:span></text:p>
      <text:p text:style-name="P76"><text:span text:style-name="T5"><text:s text:c="8"/></text:span><text:span text:style-name="T6">x</text:span>:<text:span text:style-name="T5"> </text:span>215</text:p>
      <text:p text:style-name="P76"><text:span text:style-name="T5"><text:s text:c="8"/></text:span><text:span text:style-name="T6">y</text:span>:<text:span text:style-name="T5"> </text:span>126</text:p>
      <text:p text:style-name="P76"><text:span text:style-name="T5"><text:s text:c="8"/></text:span><text:span text:style-name="T6">text</text:span>:<text:span text:style-name="T5"> </text:span><text:span text:style-name="T8">qsTr</text:span>(<text:span text:style-name="T9">"Anomalie"</text:span>)</text:p>
      <text:p text:style-name="P76"><text:span text:style-name="T5"><text:s text:c="8"/></text:span><text:span text:style-name="T6">onClicked</text:span>:<text:span text:style-name="T5"> </text:span>{</text:p>
      <text:p text:style-name="P76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76"><text:span text:style-name="T5"><text:s text:c="12"/></text:span><text:span text:style-name="T11">item</text:span>.etat<text:span text:style-name="T5"> </text:span>=<text:span text:style-name="T5"> </text:span><text:span text:style-name="T8">Qt</text:span>.rgba(255,<text:span text:style-name="T5"> </text:span>0,<text:span text:style-name="T5"> </text:span>0);</text:p>
      <text:p text:style-name="P76"><text:span text:style-name="T5"><text:s text:c="8"/></text:span>}</text:p>
      <text:p text:style-name="P76"><text:span text:style-name="T5"><text:s text:c="4"/></text:span>}</text:p>
      <text:p text:style-name="P77">Changer la couleur de l’état quand le pointeau est scanné :</text:p>
      <text:p text:style-name="P77"><text:span text:style-name="T4">Button</text:span><text:span text:style-name="T5"> </text:span>{</text:p>
      <text:p text:style-name="P76"><text:span text:style-name="T5"><text:s text:c="8"/></text:span><text:span text:style-name="T6">id</text:span>:<text:span text:style-name="T5"> </text:span><text:span text:style-name="T7">buttonScanner</text:span></text:p>
      <text:p text:style-name="P76"><text:span text:style-name="T5"><text:s text:c="8"/></text:span><text:span text:style-name="T6">x</text:span>:<text:span text:style-name="T5"> </text:span>350</text:p>
      <text:p text:style-name="P76"><text:span text:style-name="T5"><text:s text:c="8"/></text:span><text:span text:style-name="T6">y</text:span>:<text:span text:style-name="T5"> </text:span>126</text:p>
      <text:p text:style-name="P76"><text:span text:style-name="T5"><text:s text:c="8"/></text:span><text:span text:style-name="T6">text</text:span>:<text:span text:style-name="T5"> </text:span><text:span text:style-name="T8">qsTr</text:span>(<text:span text:style-name="T9">"Pointeau</text:span><text:span text:style-name="T5"> </text:span><text:span text:style-name="T9">scanné"</text:span>)</text:p>
      <text:p text:style-name="P76"><text:span text:style-name="T5"><text:s text:c="8"/></text:span><text:span text:style-name="T6">onClicked</text:span>:<text:span text:style-name="T5"> </text:span>{</text:p>
      <text:p text:style-name="P76"><text:span text:style-name="T5"><text:s text:c="12"/></text:span><text:span text:style-name="T9">//récupérer</text:span><text:span text:style-name="T5"> </text:span><text:span text:style-name="T9">l'index</text:span><text:span text:style-name="T5"> </text:span><text:span text:style-name="T9">courrant</text:span><text:span text:style-name="T5"> </text:span><text:span text:style-name="T9">de</text:span><text:span text:style-name="T5"> </text:span><text:span text:style-name="T9">l'item</text:span></text:p>
      <text:p text:style-name="P76"><text:span text:style-name="T5"><text:s text:c="12"/></text:span><text:span text:style-name="T10">var</text:span><text:span text:style-name="T5"> 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76"><text:span text:style-name="T5"><text:s text:c="12"/></text:span><text:span text:style-name="T9">//si</text:span><text:span text:style-name="T5"> </text:span><text:span text:style-name="T9">la</text:span><text:span text:style-name="T5"> </text:span><text:span text:style-name="T9">couleur</text:span><text:span text:style-name="T5"> </text:span><text:span text:style-name="T9">est</text:span><text:span text:style-name="T5"> </text:span><text:span text:style-name="T9">bleu</text:span></text:p>
      <text:p text:style-name="P76"><text:span text:style-name="T5"><text:s text:c="12"/></text:span><text:span text:style-name="T10">if</text:span>(<text:span text:style-name="T11">item</text:span>.etat<text:span text:style-name="T5"> </text:span>===<text:span text:style-name="T5"> </text:span><text:span text:style-name="T9">"#0000FF"</text:span>){</text:p>
      <text:p text:style-name="P76"><text:span text:style-name="T5"><text:s text:c="16"/></text:span><text:span text:style-name="T9">//il</text:span><text:span text:style-name="T5"> </text:span><text:span text:style-name="T9">met</text:span><text:span text:style-name="T5"> </text:span><text:span text:style-name="T9">en</text:span><text:span text:style-name="T5"> </text:span><text:span text:style-name="T9">vert</text:span></text:p>
      <text:p text:style-name="P76"><text:span text:style-name="T5"><text:s text:c="14"/></text:span><text:span text:style-name="T11">item</text:span>.etat<text:span text:style-name="T5"> </text:span>=<text:span text:style-name="T5"> </text:span><text:span text:style-name="T9">"#00FF00"</text:span>;</text:p>
      <text:p text:style-name="P76"><text:span text:style-name="T5"><text:s text:c="12"/></text:span>}</text:p>
      <text:p text:style-name="P76"><text:span text:style-name="T5"><text:s text:c="12"/></text:span><text:span text:style-name="T9">//il</text:span><text:span text:style-name="T5"> </text:span><text:span text:style-name="T9">incrémente</text:span><text:span text:style-name="T5"> </text:span><text:span text:style-name="T9">l'index</text:span><text:span text:style-name="T5"> </text:span><text:span text:style-name="T9">courant</text:span></text:p>
      <text:p text:style-name="P76"><text:span text:style-name="T5"><text:s text:c="12"/></text:span><text:span text:style-name="T7">listePointeaux</text:span>.incrementCurrentIndex();</text:p>
      <text:p text:style-name="P76"><text:span text:style-name="T5"><text:s text:c="12"/></text:span><text:span text:style-name="T9">//il</text:span><text:span text:style-name="T5"> </text:span><text:span text:style-name="T9">récupère</text:span><text:span text:style-name="T5"> </text:span><text:span text:style-name="T9">l'index</text:span><text:span text:style-name="T5"> </text:span><text:span text:style-name="T9">courrant</text:span></text:p>
      <text:p text:style-name="P76"><text:span text:style-name="T5"><text:s text:c="12"/></text:span><text:span text:style-name="T11">item</text:span><text:span text:style-name="T5"> </text:span>=<text:span text:style-name="T5"> </text:span><text:span text:style-name="T7">listePointeaux</text:span>.itemAtIndex(<text:span text:style-name="T7">listePointeaux</text:span>.currentIndex);</text:p>
      <text:p text:style-name="P76"><text:span text:style-name="T5"><text:s text:c="12"/></text:span><text:span text:style-name="T9">//l'état</text:span><text:span text:style-name="T5"> </text:span><text:span text:style-name="T9">du</text:span><text:span text:style-name="T5"> </text:span><text:span text:style-name="T9">pointeau</text:span><text:span text:style-name="T5"> </text:span><text:span text:style-name="T9">courrant</text:span><text:span text:style-name="T5"> </text:span><text:span text:style-name="T9">devient</text:span><text:span text:style-name="T5"> </text:span><text:span text:style-name="T9">bleu</text:span></text:p>
      <text:p text:style-name="P78"><text:span text:style-name="T5"><text:s text:c="12"/></text:span><text:span text:style-name="T11">item</text:span>.etat<text:span text:style-name="T5"> </text:span>=<text:span text:style-name="T5"> </text:span><text:span text:style-name="T9">"#0000FF"</text:span>;</text:p>
      <text:p text:style-name="P76"><text:span text:style-name="T5"><text:s text:c="8"/></text:span>}</text:p>
      <text:p text:style-name="P76"><text:span text:style-name="T5"><text:s text:c="4"/></text:span>}</text:p>
      <text:p text:style-name="P77">Après plusieurs test avec <text:span text:style-name="T12">la fonction «Qt.rgba(0, 0, 255)», on a remarqué que ce n’était pas la fonction la plus approprier pour mon utilisation. Il faut donc utiliser les couleurs en hexadécimale pour pouvoir faire une condition «if». </text:span></text:p>
      <text:p text:style-name="P30"/>
      <text:p text:style-name="P9">Jeudi 18 février :</text:p>
      <text:p text:style-name="P31">Test IHM et réalisation de l’IHM non fonctionnelle</text:p>
      <text:p text:style-name="P31">Début diagramme de classe</text:p>
      <text:p text:style-name="P31"/>
      <text:p text:style-name="P10">Vendredi 19 février :</text:p>
      <text:p text:style-name="P32">Recherches utilisation caméra téléphone</text:p>
      <text:p text:style-name="P33">Recherches horodatage QML et C++</text:p>
      <text:p text:style-name="P33">Création BDD WorkBench et requêtes SQL</text:p>
      <text:p text:style-name="P33"/>
      <text:p text:style-name="P11">Lundi 22 février :</text:p>
      <text:p text:style-name="P34">Installation DB Browser et Workbench</text:p>
      <text:p text:style-name="P34"/>
      <text:p text:style-name="P12">Jeudi 4 mars :</text:p>
      <text:p text:style-name="P35">BDD rondier et station d’accueil</text:p>
      <text:p text:style-name="P31"/>
      <text:p text:style-name="P13">Lundi 8 mars :</text:p>
      <text:p text:style-name="P36">Diagramme de séquence</text:p>
      <text:p text:style-name="P36">Diagramme de classe</text:p>
      <text:p text:style-name="P13"><text:soft-page-break/>Mardi 9 mars :</text:p>
      <text:p text:style-name="P36">Diagramme de classe</text:p>
      <text:p text:style-name="P37">Diagramme de séquence</text:p>
      <text:p text:style-name="P1"><text:span text:style-name="T14">Chercher comment faire les boites de dialogues </text:span><text:span text:style-name="T15">(</text:span><text:a xlink:type="simple" xlink:href="https://www.youtube.com/watch?v=t_UFPXHeiiM" text:style-name="Internet_20_link" text:visited-style-name="Visited_20_Internet_20_Link"><text:span text:style-name="T15">https://www.youtube.com/watch?v=t_UFPXHeiiM</text:span></text:a><text:span text:style-name="T15">)</text:span></text:p>
      <text:p text:style-name="P38">Ouvrir une boîte de dialogue</text:p>
      <text:p text:style-name="P79"><text:span text:style-name="T4">Button</text:span><text:span text:style-name="T5"> </text:span>{</text:p>
      <text:p text:style-name="P76"><text:span text:style-name="T5"><text:s text:c="12"/></text:span><text:span text:style-name="T6">id</text:span>:<text:span text:style-name="T5"> </text:span><text:span text:style-name="T7">buttonInterrompreLaRonde</text:span></text:p>
      <text:p text:style-name="P76"><text:span text:style-name="T5"><text:s text:c="12"/></text:span><text:span text:style-name="T6">x</text:span>:<text:span text:style-name="T5"> </text:span>100</text:p>
      <text:p text:style-name="P76"><text:span text:style-name="T5"><text:s text:c="12"/></text:span><text:span text:style-name="T6">y</text:span>:<text:span text:style-name="T5"> </text:span>410</text:p>
      <text:p text:style-name="P76"><text:span text:style-name="T5"><text:s text:c="12"/></text:span><text:span text:style-name="T6">width</text:span>:<text:span text:style-name="T5"> </text:span>146</text:p>
      <text:p text:style-name="P76"><text:span text:style-name="T5"><text:s text:c="12"/></text:span><text:span text:style-name="T6">height</text:span>:<text:span text:style-name="T5"> </text:span>40</text:p>
      <text:p text:style-name="P76"><text:span text:style-name="T5"><text:s text:c="12"/></text:span><text:span text:style-name="T6">text</text:span>:<text:span text:style-name="T5"> </text:span><text:span text:style-name="T8">qsTr</text:span>(<text:span text:style-name="T9">"Interrompre</text:span><text:span text:style-name="T5"> </text:span><text:span text:style-name="T9">la</text:span><text:span text:style-name="T5"> </text:span><text:span text:style-name="T9">ronde"</text:span>)</text:p>
      <text:p text:style-name="P76"><text:span text:style-name="T5"><text:s text:c="12"/></text:span><text:span text:style-name="T6">onClicked</text:span>:<text:span text:style-name="T5"> </text:span><text:span text:style-name="T7">dialogVerif</text:span>.open()</text:p>
      <text:p text:style-name="P78"><text:span text:style-name="T5"><text:s text:c="8"/></text:span>}</text:p>
      <text:p text:style-name="P76"><text:span text:style-name="T5"><text:s text:c="8"/></text:span><text:span text:style-name="T4">Dialog</text:span>{</text:p>
      <text:p text:style-name="P76"><text:span text:style-name="T5"><text:s text:c="12"/></text:span><text:span text:style-name="T6">id</text:span>:<text:span text:style-name="T5"> </text:span><text:span text:style-name="T7">dialogVerif</text:span></text:p>
      <text:p text:style-name="P76"><text:span text:style-name="T5"><text:s text:c="12"/></text:span><text:span text:style-name="T6">title</text:span>:<text:span text:style-name="T5"> </text:span><text:span text:style-name="T9">"Interruption</text:span><text:span text:style-name="T5"> </text:span><text:span text:style-name="T9">de</text:span><text:span text:style-name="T5"> </text:span><text:span text:style-name="T9">la</text:span><text:span text:style-name="T5"> </text:span><text:span text:style-name="T9">ronde"</text:span></text:p>
      <text:p text:style-name="P76"><text:span text:style-name="T5"><text:s text:c="12"/></text:span><text:span text:style-name="T6">onAccepted</text:span>:<text:span text:style-name="T5"> </text:span><text:span text:style-name="T8">Qt</text:span>.quit();</text:p>
      <text:p text:style-name="P76"><text:span text:style-name="T5"><text:s text:c="12"/></text:span><text:span text:style-name="T6">onRejected</text:span>:<text:span text:style-name="T5"> </text:span>{</text:p>
      <text:p text:style-name="P76"><text:span text:style-name="T5"><text:s text:c="16"/></text:span><text:span text:style-name="T10">this</text:span>.close()</text:p>
      <text:p text:style-name="P78"><text:span text:style-name="T5"><text:s text:c="12"/></text:span>}</text:p>
      <text:p text:style-name="P76"><text:span text:style-name="T5"><text:s text:c="12"/></text:span><text:span text:style-name="T6">contentItem</text:span>:<text:span text:style-name="T5"> </text:span><text:span text:style-name="T4">Rectangle</text:span>{</text:p>
      <text:p text:style-name="P76"><text:span text:style-name="T5"><text:s text:c="16"/></text:span><text:span text:style-name="T4">Column</text:span>{</text:p>
      <text:p text:style-name="P76"><text:span text:style-name="T5"><text:s text:c="20"/></text:span><text:span text:style-name="T6">anchors.fill</text:span>:<text:span text:style-name="T5"> </text:span><text:span text:style-name="T7">parent</text:span></text:p>
      <text:p text:style-name="P76"><text:span text:style-name="T5"><text:s text:c="20"/></text:span><text:span text:style-name="T4">Text</text:span>{</text:p>
      <text:p text:style-name="P76"><text:span text:style-name="T5"><text:s text:c="24"/></text:span><text:span text:style-name="T6">text</text:span>:<text:span text:style-name="T5"> </text:span><text:span text:style-name="T9">"Voulez-vous</text:span><text:span text:style-name="T5"> </text:span><text:span text:style-name="T9">interrompre</text:span><text:span text:style-name="T5"> </text:span><text:span text:style-name="T9">la</text:span><text:span text:style-name="T5"> </text:span><text:span text:style-name="T9">ronde</text:span><text:span text:style-name="T5"> </text:span><text:span text:style-name="T9">?"</text:span></text:p>
      <text:p text:style-name="P76"><text:span text:style-name="T5"><text:s text:c="20"/></text:span>}</text:p>
      <text:p text:style-name="P76"><text:span text:style-name="T5"><text:s text:c="20"/></text:span><text:span text:style-name="T4">Button</text:span>{</text:p>
      <text:p text:style-name="P76"><text:span text:style-name="T5"><text:s text:c="24"/></text:span><text:span text:style-name="T6">id</text:span>:<text:span text:style-name="T5"> </text:span><text:span text:style-name="T7">valider</text:span></text:p>
      <text:p text:style-name="P76"><text:span text:style-name="T5"><text:s text:c="24"/></text:span><text:span text:style-name="T6">text</text:span>:<text:span text:style-name="T5"> </text:span><text:span text:style-name="T9">"Valider"</text:span></text:p>
      <text:p text:style-name="P76"><text:span text:style-name="T5"><text:s text:c="24"/></text:span><text:span text:style-name="T6">onClicked</text:span>:<text:span text:style-name="T5"> </text:span><text:span text:style-name="T7">dialogVerif</text:span>.accepted()</text:p>
      <text:p text:style-name="P76"><text:span text:style-name="T5"><text:s text:c="20"/></text:span>}</text:p>
      <text:p text:style-name="P76"><text:span text:style-name="T5"><text:s text:c="20"/></text:span><text:span text:style-name="T4">Button</text:span>{</text:p>
      <text:p text:style-name="P76"><text:span text:style-name="T5"><text:s text:c="24"/></text:span><text:span text:style-name="T6">id</text:span>:<text:span text:style-name="T5"> </text:span><text:span text:style-name="T7">annuler</text:span></text:p>
      <text:p text:style-name="P76"><text:span text:style-name="T5"><text:s text:c="24"/></text:span><text:span text:style-name="T6">text</text:span>:<text:span text:style-name="T5"> </text:span><text:span text:style-name="T9">"Annuler"</text:span></text:p>
      <text:p text:style-name="P76"><text:span text:style-name="T5"><text:s text:c="24"/></text:span><text:span text:style-name="T6">onClicked</text:span>:<text:span text:style-name="T5"> </text:span><text:span text:style-name="T7">dialogVerif</text:span>.rejected()</text:p>
      <text:p text:style-name="P76"><text:span text:style-name="T5"><text:s text:c="20"/></text:span>}</text:p>
      <text:p text:style-name="P76"><text:span text:style-name="T5"><text:s text:c="16"/></text:span>}</text:p>
      <text:p text:style-name="P76"><text:span text:style-name="T5"><text:s text:c="12"/></text:span>}</text:p>
      <text:p text:style-name="P76"><text:span text:style-name="T5"><text:s text:c="8"/></text:span>}</text:p>
      <text:p text:style-name="P39"/>
      <text:p text:style-name="P14">Mercredi 10 mars :</text:p>
      <text:p text:style-name="P40">Diagramme de classe</text:p>
      <text:p text:style-name="P40">Diagramme de séquence</text:p>
      <text:p text:style-name="P40">Diapo revue 2</text:p>
      <text:p text:style-name="P40">Horodatage d’un pointeau</text:p>
      <text:p text:style-name="P40"/>
      <text:p text:style-name="P14">Jeudi 11 mars :</text:p>
      <text:p text:style-name="P40">Oral revue 2</text:p>
      <text:p text:style-name="P40">Dossier commun</text:p>
      <text:p text:style-name="P41">BDDs</text:p>
      <text:p text:style-name="P41"/>
      <text:p text:style-name="P15">Lundi 15 mars :</text:p>
      <text:p text:style-name="P42">BDDs <text:span text:style-name="T13">finies</text:span></text:p>
      <text:p text:style-name="P43">Diagrammes de classe et de séquence</text:p>
      <text:p text:style-name="P16"><text:soft-page-break/>Mardi 16 mars :</text:p>
      <text:p text:style-name="P44">Diagramme de séquence (ajout interactions QML)</text:p>
      <text:p text:style-name="P44">Création application «Rondier» avec Qt</text:p>
      <text:p text:style-name="P44"/>
      <text:p text:style-name="P17">Jeudi 18 mars :</text:p>
      <text:p text:style-name="P45">Dossier commun</text:p>
      <text:p text:style-name="P45">Diagramme de séquence <text:span text:style-name="T16">(requêtes SQL)</text:span></text:p>
      <text:p text:style-name="P46">Vérification de nommage dans le code <text:span text:style-name="T17">et commentaires</text:span></text:p>
      <text:p text:style-name="P49">Explications NFC</text:p>
      <text:p text:style-name="P18"/>
      <text:p text:style-name="P18">Vendredi 19 mars :</text:p>
      <text:p text:style-name="P47">Mise au point Test unitaire</text:p>
      <text:p text:style-name="P47">Référencement des tags (badge et pointeaux)</text:p>
      <text:p text:style-name="P47">Mise à jour des BDDs </text:p>
      <text:p text:style-name="P48">Ouverture BDD Rondier en C++</text:p>
      <text:p text:style-name="P50">Fiche Test unitaire</text:p>
      <text:p text:style-name="P50"/>
      <text:p text:style-name="P19">Lundi 22 mars :</text:p>
      <text:p text:style-name="P51">Diagramme de cas d’utilisation</text:p>
      <text:p text:style-name="P51">Ajout des méthodes dans le fichier «accesBdd.h»</text:p>
      <text:p text:style-name="P51">Corrections diagramme de séquence et de classe</text:p>
      <text:p text:style-name="P52">Mise à jour BDD avec les clefs étrangères</text:p>
      <text:p text:style-name="P52"/>
      <text:p text:style-name="P20">Mercredi 24 mars :</text:p>
      <text:p text:style-name="P53">Modification<text:span text:style-name="T18">s</text:span> des BDDs</text:p>
      <text:p text:style-name="P53"/>
      <text:p text:style-name="P20">Jeudi 25 mars :</text:p>
      <text:p text:style-name="P54">Modifications des BDDs</text:p>
      <text:p text:style-name="P54">Remplissage BDD de la station d’accueil</text:p>
      <text:p text:style-name="P55">Test unitaire</text:p>
      <text:p text:style-name="P56">IHM du Rondier (suppression des composants inutiles pour la version finale) </text:p>
      <text:p text:style-name="P56">Nouvelle application pour le test unitaire</text:p>
      <text:p text:style-name="P53"/>
      <text:p text:style-name="P85">Vendredi 26 mars :</text:p>
      <text:p text:style-name="P81">Essais d’appels de méthodes C++ en QML avec paramètres ou non et des valeurs de retour</text:p>
      <text:p text:style-name="P82">Appel de la méthode «horodater» avec une référence en paramètre <text:span text:style-name="T19">⇒ </text:span><text:span text:style-name="T21">fonctionne pas</text:span></text:p>
      <text:p text:style-name="P82">Appel de la méthode «horodater» avec une valeur retournée <text:span text:style-name="T19">⇒ </text:span><text:span text:style-name="T20">fonctionne</text:span></text:p>
      <text:p text:style-name="P83">Requête SQL pour récupérer nom, prénom de l’agent en fonction du numéro de badge et l’afficher dans l’IHM ⇒ <text:span text:style-name="T20">ok</text:span></text:p>
      <text:p text:style-name="P84">Remplir le comboBox avec la liste des rondes ⇒ problèmes avec le lien C++/QML, les Qlist&lt;Ronde*&gt; pas possible de l’envoyer dans QML</text:p>
      <text:p text:style-name="P81"/>
      <text:p text:style-name="P81">A faire :</text:p>
      <text:p text:style-name="P81">Essais de méthodes C++ en QML :</text:p>
      <text:p text:style-name="P81"><text:tab/>- avec paramètres (références)</text:p>
      <text:p text:style-name="P81"><text:tab/>- valeurs retournées</text:p>
      <text:p text:style-name="P81">Requêtes SQ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2T11:08:35.164122528</meta:creation-date>
    <dc:date>2021-03-26T16:56:42.470702136</dc:date>
    <meta:editing-duration>P1DT21H16M15S</meta:editing-duration>
    <meta:editing-cycles>61</meta:editing-cycles>
    <meta:generator>LibreOffice/6.3.5.2$Linux_X86_64 LibreOffice_project/30$Build-2</meta:generator>
    <meta:document-statistic meta:table-count="0" meta:image-count="0" meta:object-count="0" meta:page-count="4" meta:paragraph-count="182" meta:word-count="776" meta:character-count="5896" meta:non-whitespace-character-count="4415"/>
  </office:meta>
</office:document-meta>
</file>